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0"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10.A" style:family="table-column">
      <style:table-column-properties style:column-width="3.886cm" style:rel-column-width="14979*"/>
    </style:style>
    <style:style style:name="Table10.B" style:family="table-column">
      <style:table-column-properties style:column-width="5.653cm" style:rel-column-width="21792*"/>
    </style:style>
    <style:style style:name="Table10.C" style:family="table-column">
      <style:table-column-properties style:column-width="7.461cm" style:rel-column-width="28764*"/>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0.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 style:family="table">
      <style:table-properties style:width="17cm" fo:margin-left="0cm" fo:margin-right="0cm" fo:margin-top="0cm" fo:margin-bottom="0.499cm" fo:break-before="auto" fo:break-after="auto" table:align="margins" fo:keep-with-next="auto" style:may-break-between-rows="true" table:border-model="collapsing"/>
    </style:style>
    <style:style style:name="Table4.A" style:family="table-column">
      <style:table-column-properties style:column-width="3.903cm" style:rel-column-width="15047*"/>
    </style:style>
    <style:style style:name="Table4.B" style:family="table-column">
      <style:table-column-properties style:column-width="13.097cm" style:rel-column-width="5048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8.A" style:family="table-column">
      <style:table-column-properties style:column-width="3.903cm" style:rel-column-width="15055*"/>
    </style:style>
    <style:style style:name="Table8.B" style:family="table-column">
      <style:table-column-properties style:column-width="13.088cm" style:rel-column-width="50480*"/>
    </style:style>
    <style:style style:name="Table8.1" style:family="table-row">
      <style:table-row-properties style:min-row-height="0.741cm" fo:keep-together="alway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2" style:family="table-row">
      <style:table-row-properties fo:keep-together="alway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14" style:family="table">
      <style:table-properties style:width="17.013cm" fo:margin-left="0cm" fo:margin-right="-0.012cm" fo:margin-top="0.254cm" fo:margin-bottom="0.432cm" fo:break-before="auto" fo:break-after="auto" table:align="margins" fo:keep-with-next="auto" style:may-break-between-rows="true" table:border-model="collapsing"/>
    </style:style>
    <style:style style:name="Table14.A" style:family="table-column">
      <style:table-column-properties style:column-width="3.006cm" style:rel-column-width="11578*"/>
    </style:style>
    <style:style style:name="Table14.B" style:family="table-column">
      <style:table-column-properties style:column-width="7.186cm" style:rel-column-width="27681*"/>
    </style:style>
    <style:style style:name="Table14.C" style:family="table-column">
      <style:table-column-properties style:column-width="6.821cm" style:rel-column-width="26276*"/>
    </style:style>
    <style:style style:name="Table14.1" style:family="table-row">
      <style:table-row-properties fo:keep-together="always"/>
    </style:style>
    <style:style style:name="Table1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4.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true" table:border-model="collapsing">
        <style:background-image/>
      </style:table-properties>
    </style:style>
    <style:style style:name="Table7.A" style:family="table-column">
      <style:table-column-properties style:column-width="5.292cm" style:rel-column-width="20398*"/>
    </style:style>
    <style:style style:name="Table7.B" style:family="table-column">
      <style:table-column-properties style:column-width="11.709cm" style:rel-column-width="45137*"/>
    </style:style>
    <style:style style:name="Table7.1" style:family="table-row">
      <style:table-row-properties style:min-row-height="0.741cm" fo:keep-together="always"/>
    </style:style>
    <style:style style:name="Table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transparent" fo:keep-together="always">
        <style:background-image/>
      </style:table-row-properties>
    </style:style>
    <style:style style:name="Table7.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keep-together="always"/>
    </style:style>
    <style:style style:name="Table7.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4" style:family="table-row">
      <style:table-row-properties fo:keep-together="always"/>
    </style:style>
    <style:style style:name="Table7.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5" style:family="table-row">
      <style:table-row-properties fo:keep-together="always"/>
    </style:style>
    <style:style style:name="Table7.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6" style:family="table-row">
      <style:table-row-properties fo:keep-together="always"/>
    </style:style>
    <style:style style:name="Table7.7" style:family="table-row">
      <style:table-row-properties fo:keep-together="always"/>
    </style:style>
    <style:style style:name="Table7.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8" style:family="table-row">
      <style:table-row-properties fo:keep-together="always"/>
    </style:style>
    <style:style style:name="Table7.9" style:family="table-row">
      <style:table-row-properties fo:keep-together="always"/>
    </style:style>
    <style:style style:name="Table7.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 style:family="table">
      <style:table-properties style:width="17.013cm" fo:margin-left="0cm" fo:margin-right="-0.012cm" fo:margin-top="0.3cm" fo:margin-bottom="0.499cm" fo:break-before="auto" fo:break-after="auto" table:align="margins" fo:keep-with-next="auto" style:may-break-between-rows="false" table:border-model="collapsing"/>
    </style:style>
    <style:style style:name="Table1.A" style:family="table-column">
      <style:table-column-properties style:column-width="5.265cm" style:rel-column-width="20282*"/>
    </style:style>
    <style:style style:name="Table1.B" style:family="table-column">
      <style:table-column-properties style:column-width="11.748cm" style:rel-column-width="4525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7cm" fo:margin-left="0cm" fo:margin-right="0cm" fo:margin-top="0cm" fo:margin-bottom="0.4cm" fo:break-before="auto" fo:break-after="auto" table:align="margins" fo:keep-with-next="auto" style:may-break-between-rows="true" table:border-model="collapsing"/>
    </style:style>
    <style:style style:name="Table5.A" style:family="table-column">
      <style:table-column-properties style:column-width="3.709cm" style:rel-column-width="14299*"/>
    </style:style>
    <style:style style:name="Table5.B" style:family="table-column">
      <style:table-column-properties style:column-width="13.291cm" style:rel-column-width="51236*"/>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6.A" style:family="table-column">
      <style:table-column-properties style:column-width="4.99cm" style:rel-column-width="19246*"/>
    </style:style>
    <style:style style:name="Table6.B" style:family="table-column">
      <style:table-column-properties style:column-width="12.002cm" style:rel-column-width="46289*"/>
    </style:style>
    <style:style style:name="Table6.1" style:family="table-row">
      <style:table-row-properties style:min-row-height="0.593cm"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2" style:family="table-row">
      <style:table-row-properties fo:keep-together="always"/>
    </style:style>
    <style:style style:name="Tab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9" style:family="table">
      <style:table-properties style:width="17cm" fo:margin-top="0.3cm" fo:margin-bottom="0.499cm" fo:break-before="auto" fo:break-after="auto" table:align="left" fo:keep-with-next="auto" style:may-break-between-rows="true" table:border-model="collapsing"/>
    </style:style>
    <style:style style:name="Table9.A" style:family="table-column">
      <style:table-column-properties style:column-width="4.99cm"/>
    </style:style>
    <style:style style:name="Table9.B" style:family="table-column">
      <style:table-column-properties style:column-width="12.01cm"/>
    </style:style>
    <style:style style:name="Table9.1" style:family="table-row">
      <style:table-row-properties fo:keep-together="always"/>
    </style:style>
    <style:style style:name="Table9.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9.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 style:family="table">
      <style:table-properties style:width="16.947cm" fo:margin-left="0cm" fo:margin-right="0.053cm" fo:margin-top="0.3cm" fo:margin-bottom="0.499cm" fo:break-before="auto" fo:break-after="auto" table:align="margins" fo:keep-with-next="auto" style:may-break-between-rows="true" table:border-model="collapsing"/>
    </style:style>
    <style:style style:name="Table13.A" style:family="table-column">
      <style:table-column-properties style:column-width="6.708cm" style:rel-column-width="25939*"/>
    </style:style>
    <style:style style:name="Table13.B" style:family="table-column">
      <style:table-column-properties style:column-width="10.239cm" style:rel-column-width="39596*"/>
    </style:style>
    <style:style style:name="Table13.1" style:family="table-row">
      <style:table-row-properties fo:keep-together="always"/>
    </style:style>
    <style:style style:name="Table13.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3.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e3e018"/>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01f0121"/>
    </style:style>
    <style:style style:name="P6" style:family="paragraph" style:parent-style-name="Text_20_body">
      <style:text-properties officeooo:paragraph-rsid="00ac0dfc"/>
    </style:style>
    <style:style style:name="P7" style:family="paragraph" style:parent-style-name="Text_20_body">
      <style:text-properties officeooo:paragraph-rsid="00a61078"/>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fo:language="en" fo:country="US" officeooo:paragraph-rsid="00a61078"/>
    </style:style>
    <style:style style:name="P10" style:family="paragraph" style:parent-style-name="Text_20_body">
      <style:text-properties officeooo:paragraph-rsid="00c43b34"/>
    </style:style>
    <style:style style:name="P11" style:family="paragraph" style:parent-style-name="Text_20_body">
      <style:text-properties officeooo:paragraph-rsid="00c5e3b7"/>
    </style:style>
    <style:style style:name="P12" style:family="paragraph" style:parent-style-name="Text_20_body">
      <style:text-properties officeooo:rsid="00efd5ca" officeooo:paragraph-rsid="00efd5ca"/>
    </style:style>
    <style:style style:name="P13" style:family="paragraph" style:parent-style-name="Subtitle">
      <style:text-properties fo:language="en" fo:country="US" officeooo:rsid="001f0121"/>
    </style:style>
    <style:style style:name="P14" style:family="paragraph" style:parent-style-name="Text_20_body">
      <style:paragraph-properties fo:margin-top="0cm" fo:margin-bottom="0cm" loext:contextual-spacing="false"/>
      <style:text-properties officeooo:rsid="00bfbd19" officeooo:paragraph-rsid="00bfbd19"/>
    </style:style>
    <style:style style:name="P15" style:family="paragraph" style:parent-style-name="Text_20_body">
      <style:paragraph-properties fo:margin-top="0cm" fo:margin-bottom="0cm" loext:contextual-spacing="false"/>
      <style:text-properties officeooo:paragraph-rsid="00e27694"/>
    </style:style>
    <style:style style:name="P16" style:family="paragraph" style:parent-style-name="Text_20_body">
      <style:paragraph-properties fo:margin-top="0cm" fo:margin-bottom="0cm" loext:contextual-spacing="false"/>
      <style:text-properties officeooo:rsid="00edfd3e" officeooo:paragraph-rsid="00edfd3e"/>
    </style:style>
    <style:style style:name="P17" style:family="paragraph" style:parent-style-name="Text_20_body">
      <style:paragraph-properties fo:margin-top="0cm" fo:margin-bottom="0cm" loext:contextual-spacing="false"/>
      <style:text-properties officeooo:rsid="00edfd3e" officeooo:paragraph-rsid="00efd5ca"/>
    </style:style>
    <style:style style:name="P18" style:family="paragraph" style:parent-style-name="Text_20_body">
      <style:paragraph-properties fo:margin-top="0cm" fo:margin-bottom="0cm" loext:contextual-spacing="false"/>
      <style:text-properties officeooo:rsid="00efd5ca" officeooo:paragraph-rsid="00efd5ca"/>
    </style:style>
    <style:style style:name="P19" style:family="paragraph" style:parent-style-name="Guide_20_Name">
      <style:text-properties fo:language="en" fo:country="US" officeooo:rsid="001f0121" officeooo:paragraph-rsid="00a513bf"/>
    </style:style>
    <style:style style:name="P20" style:family="paragraph" style:parent-style-name="Title">
      <style:text-properties fo:language="en" fo:country="US" officeooo:rsid="001f0121" officeooo:paragraph-rsid="00a513bf"/>
    </style:style>
    <style:style style:name="P21" style:family="paragraph" style:parent-style-name="Text_20_Note">
      <style:text-properties officeooo:paragraph-rsid="00a61078"/>
    </style:style>
    <style:style style:name="P22" style:family="paragraph" style:parent-style-name="Text_20_Body_20_List_20_Intro">
      <style:text-properties officeooo:paragraph-rsid="00a61078"/>
    </style:style>
    <style:style style:name="P2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43b34"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035ab"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b22aae"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officeooo:paragraph-rsid="00a61078"/>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d421f"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dea8cd"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margin-top="0.076cm" fo:margin-bottom="0.051cm" loext:contextual-spacing="false" fo:text-align="start" style:justify-single-word="false" style:writing-mode="page"/>
      <style:text-properties officeooo:paragraph-rsid="00ad421f"/>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Table_20_Heading">
      <style:paragraph-properties fo:keep-with-next="always"/>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7" style:family="paragraph" style:parent-style-name="Text_20_body">
      <style:paragraph-properties fo:margin-top="0cm" fo:margin-bottom="0cm" loext:contextual-spacing="false"/>
      <style:text-properties officeooo:rsid="00f583f9" officeooo:paragraph-rsid="00f583f9"/>
    </style:style>
    <style:style style:name="P38" style:family="paragraph" style:parent-style-name="Heading_20_1">
      <style:text-properties officeooo:paragraph-rsid="00ad421f"/>
    </style:style>
    <style:style style:name="P39" style:family="paragraph" style:parent-style-name="Heading_20_1">
      <style:text-properties officeooo:paragraph-rsid="00a61078"/>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1078"/>
    </style:style>
    <style:style style:name="P42" style:family="paragraph" style:parent-style-name="Heading_20_1">
      <style:paragraph-properties fo:margin-top="0.3cm" fo:margin-bottom="0.3cm" loext:contextual-spacing="false" style:writing-mode="page"/>
      <style:text-properties officeooo:paragraph-rsid="00a61078"/>
    </style:style>
    <style:style style:name="P43" style:family="paragraph" style:parent-style-name="Heading_20_1">
      <style:paragraph-properties fo:margin-top="0.4cm" fo:margin-bottom="0.3cm" loext:contextual-spacing="false" style:writing-mode="page"/>
      <style:text-properties officeooo:paragraph-rsid="00a61078"/>
    </style:style>
    <style:style style:name="P44" style:family="paragraph" style:parent-style-name="Heading_20_2">
      <style:text-properties officeooo:paragraph-rsid="00efd5ca"/>
    </style:style>
    <style:style style:name="P45" style:family="paragraph" style:parent-style-name="Heading_20_2">
      <style:text-properties officeooo:paragraph-rsid="00916c9a"/>
    </style:style>
    <style:style style:name="P46" style:family="paragraph" style:parent-style-name="Heading_20_2">
      <style:text-properties officeooo:paragraph-rsid="00c2a1e5"/>
    </style:style>
    <style:style style:name="P47" style:family="paragraph" style:parent-style-name="Heading_20_2" style:list-style-name="">
      <style:paragraph-properties>
        <style:tab-stops/>
      </style:paragraph-properties>
      <style:text-properties officeooo:paragraph-rsid="00c43b34"/>
    </style:style>
    <style:style style:name="P48" style:family="paragraph" style:parent-style-name="Heading_20_2">
      <style:text-properties officeooo:paragraph-rsid="00a61078"/>
    </style:style>
    <style:style style:name="P49" style:family="paragraph" style:parent-style-name="Heading_20_2" style:master-page-name="">
      <style:paragraph-properties style:page-number="auto" fo:break-before="auto" fo:break-after="auto" style:writing-mode="page"/>
    </style:style>
    <style:style style:name="P50" style:family="paragraph" style:parent-style-name="Heading_20_2">
      <style:paragraph-properties fo:break-before="page"/>
      <style:text-properties officeooo:paragraph-rsid="00c43b34"/>
    </style:style>
    <style:style style:name="P51" style:family="paragraph" style:parent-style-name="Heading_20_3">
      <style:text-properties officeooo:paragraph-rsid="00efd5ca"/>
    </style:style>
    <style:style style:name="P52" style:family="paragraph" style:parent-style-name="List_20_1">
      <style:text-properties officeooo:paragraph-rsid="00a61078"/>
    </style:style>
    <style:style style:name="P53" style:family="paragraph" style:parent-style-name="Table_20_Contents" style:list-style-name="L1">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aba39"/>
    </style:style>
    <style:style style:name="T7" style:family="text">
      <style:text-properties officeooo:rsid="00dd6be9"/>
    </style:style>
    <style:style style:name="T8" style:family="text">
      <style:text-properties officeooo:rsid="00e23bae"/>
    </style:style>
    <style:style style:name="T9" style:family="text">
      <style:text-properties officeooo:rsid="00e548a0"/>
    </style:style>
    <style:style style:name="T10" style:family="text">
      <style:text-properties style:use-window-font-color="tru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daba39"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8cf43"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b7f31"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f153e2"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officeooo:rsid="00eabb56"/>
    </style:style>
    <style:style style:name="T16" style:family="text">
      <style:text-properties officeooo:rsid="00eb7f31"/>
    </style:style>
    <style:style style:name="T17" style:family="text">
      <style:text-properties officeooo:rsid="00efd5ca"/>
    </style:style>
    <style:style style:name="T18" style:family="text">
      <style:text-properties style:font-name="Liberation Sans1" fo:font-size="11pt" officeooo:rsid="00efd5ca" style:font-size-asian="10.5pt"/>
    </style:style>
    <style:style style:name="T19" style:family="text">
      <style:text-properties style:font-name="Liberation Sans1" fo:font-size="11pt" officeooo:rsid="00f153e2" style:font-size-asian="10.5pt"/>
    </style:style>
    <style:style style:name="T20" style:family="text">
      <style:text-properties style:font-name="Liberation Sans1" fo:font-size="11pt" officeooo:rsid="00f37666" style:font-size-asian="10.5pt"/>
    </style:style>
    <style:style style:name="T21" style:family="text">
      <style:text-properties officeooo:rsid="00f153e2"/>
    </style:style>
    <style:style style:name="T22" style:family="text">
      <style:text-properties officeooo:rsid="00f583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19"><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0">Příloha A <text:s/><text:line-break/>Klávesové zkratky</text:p>
      <text:p text:style-name="P13"/>
      <text:section text:style-name="Sect1" text:name="GS6015S1" text:condition="ooow:book eq 1" text:display="condition">
        <text:h text:style-name="P40" text:outline-level="1"><text:bookmark-start text:name="__RefHeading__5636_1566568644"/>Autorská práva<text:bookmark-end text:name="__RefHeading__5636_1566568644"/></text:h>
        <text:p text:style-name="P4">Tento dokument je duševním vlastnictvím skupiny LibreOffice Documentation Team Copyrigh © 20<text:span text:style-name="T9">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44" text:outline-level="2"><text:bookmark-start text:name="__RefHeading__5638_1566568644"/>Přispěvatelé<text:bookmark-end text:name="__RefHeading__5638_1566568644"/></text:h>
        <text:p text:style-name="P12">Tato kapitola byla vytvořena úpravami a aktualizacemi knihy <text:span text:style-name="Emphasis">Getting Started with LibreOffice 6.0</text:span>.</text:p>
        <text:h text:style-name="Heading_20_3"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17">Jean Hollis Weber</text:p>
            </table:table-cell>
            <table:table-cell table:style-name="Table3.A1" office:value-type="string">
              <text:p text:style-name="P18">Steve Fanning</text:p>
            </table:table-cell>
            <table:table-cell table:style-name="Table3.A1" office:value-type="string">
              <text:p text:style-name="P37">Kees Kriek</text:p>
            </table:table-cell>
          </table:table-row>
        </table:table>
        <text:h text:style-name="P51"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14">Olivier Hallot</text:p>
            </table:table-cell>
            <table:table-cell table:style-name="Table2.A1" office:value-type="string">
              <text:p text:style-name="P15">John A Smith</text:p>
            </table:table-cell>
            <table:table-cell table:style-name="Table2.A1" office:value-type="string">
              <text:p text:style-name="P15">Ron Faile Jr.</text:p>
            </table:table-cell>
          </table:table-row>
          <table:table-row>
            <table:table-cell table:style-name="Table2.A1" office:value-type="string">
              <text:p text:style-name="P16">Jean Hollis Weber</text:p>
            </table:table-cell>
            <table:table-cell table:style-name="Table2.A1" office:value-type="string">
              <text:p text:style-name="P15"/>
            </table:table-cell>
            <table:table-cell table:style-name="Table2.A1" office:value-type="string">
              <text:p text:style-name="P15"/>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778753862"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P5">Anglický originál byl vydán v <text:date style:data-style-name="N34" text:date-value="2020-03-10T10:35:39.999000099">březnu</text:date><text:s/><text:date style:data-style-name="N107" text:date-value="2020-03-10T10:35:39.999000099">2020</text:date>. Kniha je určena pro LibreOffice <text:span text:style-name="T6">6.4</text:span>.</text:p>
        <text:p text:style-name="P5"/>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3"><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35"><text:a xlink:type="simple" xlink:href="#__RefHeading___Toc1344_3757194401" text:style-name="Index_20_Link" text:visited-style-name="Index_20_Link">Pro toto vydání<text:tab/>2</text:a></text:p>
            <text:p text:style-name="P35"><text:a xlink:type="simple" xlink:href="#__RefHeading___Toc1346_3757194401" text:style-name="Index_20_Link" text:visited-style-name="Index_20_Link">Pro předchozí vydání<text:tab/>2</text:a></text:p>
            <text:p text:style-name="P32"><text:a xlink:type="simple" xlink:href="#__RefHeading__5640_156656864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3"><text:a xlink:type="simple" xlink:href="#__RefHeading__5648_1566568644" text:style-name="Index_20_Link" text:visited-style-name="Index_20_Link">Úvod<text:tab/>4</text:a></text:p>
            <text:p text:style-name="P32"><text:a xlink:type="simple" xlink:href="#__RefHeading___Toc1325_1404361889" text:style-name="Index_20_Link" text:visited-style-name="Index_20_Link">Asistenční pomůcky v LibreOffice<text:tab/>4</text:a></text:p>
            <text:p text:style-name="P32"><text:a xlink:type="simple" xlink:href="#__RefHeading__6646_1474499666" text:style-name="Index_20_Link" text:visited-style-name="Index_20_Link">Tip pro uživatele systému Macintosh<text:tab/>4</text:a></text:p>
            <text:p text:style-name="P32"><text:a xlink:type="simple" xlink:href="#__RefHeading___Toc1359_1404361889" text:style-name="Index_20_Link" text:visited-style-name="Index_20_Link">Získání nápovědy<text:tab/>5</text:a></text:p>
            <text:p text:style-name="P33"><text:a xlink:type="simple" xlink:href="#__RefHeading__3055_280305268" text:style-name="Index_20_Link" text:visited-style-name="Index_20_Link">Obecné klávesové zkratky<text:tab/>5</text:a></text:p>
            <text:p text:style-name="P32"><text:a xlink:type="simple" xlink:href="#__RefHeading__7990_1196992793" text:style-name="Index_20_Link" text:visited-style-name="Index_20_Link">Otevírání nabídky a položek nabídky<text:tab/>5</text:a></text:p>
            <text:p text:style-name="P32"><text:a xlink:type="simple" xlink:href="#__RefHeading__9176_964876837" text:style-name="Index_20_Link" text:visited-style-name="Index_20_Link">Přístup k příkazům hlavní nabídky<text:tab/>5</text:a></text:p>
            <text:p text:style-name="P32"><text:a xlink:type="simple" xlink:href="#__RefHeading__2804_1683030460" text:style-name="Index_20_Link" text:visited-style-name="Index_20_Link">Spuštění příkazu nástrojové lišty<text:tab/>5</text:a></text:p>
            <text:p text:style-name="P33"><text:a xlink:type="simple" xlink:href="#__RefHeading__9178_964876837" text:style-name="Index_20_Link" text:visited-style-name="Index_20_Link">Navigace a výběr pomocí klávesnice<text:tab/>6</text:a></text:p>
            <text:p text:style-name="P33"><text:a xlink:type="simple" xlink:href="#__RefHeading__3057_280305268" text:style-name="Index_20_Link" text:visited-style-name="Index_20_Link">Ovládání dialogových oken<text:tab/>6</text:a></text:p>
            <text:p text:style-name="P33"><text:a xlink:type="simple" xlink:href="#__RefHeading__9180_964876837" text:style-name="Index_20_Link" text:visited-style-name="Index_20_Link">Ovládání maker<text:tab/>7</text:a></text:p>
            <text:p text:style-name="P33"><text:a xlink:type="simple" xlink:href="#__RefHeading__3063_280305268" text:style-name="Index_20_Link" text:visited-style-name="Index_20_Link">Správa dokumentů<text:tab/>7</text:a></text:p>
            <text:p text:style-name="P33"><text:a xlink:type="simple" xlink:href="#__RefHeading__3065_280305268" text:style-name="Index_20_Link" text:visited-style-name="Index_20_Link">Úprava dokumentů<text:tab/>7</text:a></text:p>
            <text:p text:style-name="P33"><text:a xlink:type="simple" xlink:href="#__RefHeading__4070_474125404" text:style-name="Index_20_Link" text:visited-style-name="Index_20_Link">Selecting rows and columns in a database table opened by View &gt; Data Sources (Ctrl+Shift+F4)<text:tab/>8</text:a></text:p>
            <text:p text:style-name="P33"><text:a xlink:type="simple" xlink:href="#__RefHeading__5929_1920147500" text:style-name="Index_20_Link" text:visited-style-name="Index_20_Link">Klávesové zkratky pro objekty kresby<text:tab/>8</text:a></text:p>
            <text:p text:style-name="P33"><text:a xlink:type="simple" xlink:href="#__RefHeading__3071_280305268" text:style-name="Index_20_Link" text:visited-style-name="Index_20_Link">Určení klávesových zkratek<text:tab/>9</text:a></text:p>
            <text:p text:style-name="P33"><text:a xlink:type="simple" xlink:href="#__RefHeading__3073_280305268" text:style-name="Index_20_Link" text:visited-style-name="Index_20_Link">Více informací<text:tab/>9</text:a></text:p>
          </text:index-body>
        </text:table-of-content>
        <text:p text:style-name="Page_20_Break"/>
      </text:section>
      <text:h text:style-name="P41" text:outline-level="1"><text:bookmark-start text:name="__RefHeading__5648_1566568644"/>Úvod<text:bookmark-end text:name="__RefHeading__5648_1566568644"/></text:h>
      <text:p text:style-name="P7">LibreOffice je možné používat i bez kurzorového zařízení, jako je například myš nebo touchpad, a to pomocí zabudovaných klávesových zkratek.</text:p>
      <text:p text:style-name="P11">This appendix lists some of the most common built-in keyboard shortcuts that apply to <text:span text:style-name="T18">multiple</text:span> components of LibreOffice. For shortcuts specific to Writer, Calc, Impress, Draw, <text:span text:style-name="T17">Math, </text:span>or Base, read the relevant component guide or search the application Help.</text:p>
      <text:p text:style-name="P11">To assist the user with <text:span text:style-name="T20">identification</text:span> of useful keyboard shortcuts, their existence is indicated by text on menu items and in the tooltips of toolbar icons. For example, in Writer:</text:p>
      <text:list xml:id="list1058836615" text:style-name="List_20_1">
        <text:list-item>
          <text:p text:style-name="List_20_1">The menu item <text:span text:style-name="Strong_20_Emphasis">File &gt; Open</text:span> includes text indicating that <text:span text:style-name="Keystroke">Ctrl+O</text:span> is an equivalent shortcut.</text:p>
        </text:list-item>
        <text:list-item>
          <text:p text:style-name="List_20_1">The <text:span text:style-name="Strong_20_Emphasis">Underline</text:span> icon in the Formatting toolbar has a tooltip indicating that <text:span text:style-name="Keystroke">Ctrl+U</text:span> is an equivalent shortcut.</text:p>
        </text:list-item>
        <text:list-item>
          <text:p text:style-name="List_20_1">The <text:span text:style-name="Strong_20_Emphasis">Paste</text:span> item in the right-click context menu includes text indicating that <text:span text:style-name="Keystroke">Ctrl+V</text:span> is an equivalent shortcut (providing that <text:span text:style-name="Strong_20_Emphasis">Tools &gt; Options &gt; LibreOffice &gt; View &gt; Visibility &gt; Shortcuts</text:span> is not set to <text:span text:style-name="Emphasis">Hide</text:span>).</text:p>
        </text:list-item>
      </text:list>
      <text:p text:style-name="P11">The software provides further information about the available shortcuts in the list presented on the <text:span text:style-name="Emphasis">Keyboard</text:span> tab of the <text:span text:style-name="Strong_20_Emphasis">Tools &gt; Customize</text:span> dialog.</text:p>
      <text:list xml:id="list4263260254" text:style-name="Heading_20_Caution">
        <text:list-item>
          <text:p text:style-name="Heading_20_Caution">Upozornění</text:p>
        </text:list-item>
      </text:list>
      <text:p text:style-name="P21">Některé zde uvedené klávesové zkratky nemusí fungovat, pokud je operační systém používá pro jiné účely.</text:p>
      <text:p text:style-name="P21">To resolve any conflicts, assign different keys to these shortcuts by reconfiguring either LibreOffice (see Chapter 14, Customizing LibreOffice <text:span text:style-name="T22">of this Guide</text:span>) or your operating system (see system documentation).</text:p>
      <text:h text:style-name="P49" text:outline-level="2"><text:bookmark-start text:name="__RefHeading___Toc1325_1404361889"/>Asistenční pomůcky v LibreOffice<text:bookmark-end text:name="__RefHeading___Toc1325_1404361889"/></text:h>
      <text:p text:style-name="P6">Kromě klávesových zkratek podporuje LibreOffice také některé technologické nástroje pro přístupnost, jako je software pro zvětšení obrazovky, čtečky obrazovky a klávesnice na obrazovce. Mějte na paměti, že podpora zpřístupnění závisí na technologii Java, díky které komunikuje s pomocnými nástroji. To znamená, že první spuštění programu může trvat o několik sekund déle, protože se musí spustit také běhové prostředí Javy.</text:p>
      <text:p text:style-name="Text_20_body">A current list of supported assistive tools can be found on the Wiki at <text:s/><text:a xlink:type="simple" xlink:href="https://wiki.documentfoundation.org/Accessibility" text:style-name="Internet_20_link" text:visited-style-name="Visited_20_Internet_20_Link">https://wiki.documentfoundation.org/Accessibility</text:a></text:p>
      <text:h text:style-name="P46" text:outline-level="2"><text:bookmark-start text:name="__RefHeading__6646_1474499666"/>Tip pro uživatele systému Macintosh<text:bookmark-end text:name="__RefHeading__6646_1474499666"/></text:h>
      <text:p text:style-name="P10">Some keystrokes are different on <text:span text:style-name="T15">m</text:span>ac<text:span text:style-name="T15">OS</text:span> from those used in Windows and Linux. V následující tabulce se nacházejí některé nejdůležitější rozdíly, které se vztahují na informace v této příručce. Podrobnější seznam se nachází v nápovědě k aplikaci.</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Table_20_Heading">Windows nebo Linux</text:p>
          </table:table-cell>
          <table:table-cell table:style-name="Table10.A1" office:value-type="string">
            <text:p text:style-name="Table_20_Heading"><text:span text:style-name="T15">m</text:span>ac<text:span text:style-name="T15">OS</text:span> ekvivalent</text:p>
          </table:table-cell>
          <table:table-cell table:style-name="Table10.A1" office:value-type="string">
            <text:p text:style-name="Table_20_Heading">Význam</text:p>
          </table:table-cell>
        </table:table-row>
        <table:table-row table:style-name="Table10.1">
          <table:table-cell table:style-name="Table10.A2" office:value-type="string">
            <text:p text:style-name="P23">Klepnutí pravým tlačítkem</text:p>
          </table:table-cell>
          <table:table-cell table:style-name="Table10.A2" office:value-type="string">
            <text:p text:style-name="P23">Control+klepnutí a/nebo klepnutí pravým tlačítkem v závislosti na operačním systému počítače</text:p>
          </table:table-cell>
          <table:table-cell table:style-name="Table10.C2" office:value-type="string">
            <text:p text:style-name="P23">Otevře se místní nabídka</text:p>
          </table:table-cell>
        </table:table-row>
        <table:table-row table:style-name="Table10.1">
          <table:table-cell table:style-name="Table10.A2" office:value-type="string">
            <text:p text:style-name="P23">Ctrl (Control)</text:p>
          </table:table-cell>
          <table:table-cell table:style-name="Table10.A2" office:value-type="string">
            <text:p text:style-name="P23">⌘ (Command)</text:p>
          </table:table-cell>
          <table:table-cell table:style-name="Table10.A2" office:value-type="string">
            <text:p text:style-name="P23">Používá se i s jinými klávesami</text:p>
          </table:table-cell>
        </table:table-row>
        <table:table-row table:style-name="Table10.1">
          <table:table-cell table:style-name="Table10.A2" office:value-type="string">
            <text:p text:style-name="P23">F5</text:p>
          </table:table-cell>
          <table:table-cell table:style-name="Table10.A2" office:value-type="string">
            <text:p text:style-name="P23">Shift+⌘+F5</text:p>
          </table:table-cell>
          <table:table-cell table:style-name="Table10.C2" office:value-type="string">
            <text:p text:style-name="P23">Otevřete Navigátor</text:p>
          </table:table-cell>
        </table:table-row>
        <table:table-row table:style-name="Table10.1">
          <table:table-cell table:style-name="Table10.A2" office:value-type="string">
            <text:p text:style-name="P23">F11</text:p>
          </table:table-cell>
          <table:table-cell table:style-name="Table10.A2" office:value-type="string">
            <text:p text:style-name="P23">⌘+T</text:p>
          </table:table-cell>
          <table:table-cell table:style-name="Table10.A2" office:value-type="string">
            <text:p text:style-name="P23">Open the <text:span text:style-name="T17">Sidebar </text:span>Styles <text:span text:style-name="T17">deck</text:span></text:p>
          </table:table-cell>
        </table:table-row>
      </table:table>
      <text:h text:style-name="P47" text:outline-level="2"/>
      <text:h text:style-name="P50" text:outline-level="2"><text:bookmark-start text:name="__RefHeading___Toc1359_1404361889"/>Získání nápovědy<text:bookmark-end text:name="__RefHeading___Toc1359_1404361889"/></text:h>
      <table:table table:name="Table4" table:style-name="Table4">
        <table:table-column table:style-name="Table4.A"/>
        <table:table-column table:style-name="Table4.B"/>
        <table:table-row table:style-name="Table4.1">
          <table:table-cell table:style-name="Table4.A1" office:value-type="string">
            <text:p text:style-name="P34">Klávesové zkratky</text:p>
          </table:table-cell>
          <table:table-cell table:style-name="Table4.A1" office:value-type="string">
            <text:p text:style-name="Table_20_Heading">Výsledek</text:p>
          </table:table-cell>
        </table:table-row>
        <table:table-row table:style-name="Table4.1">
          <table:table-cell table:style-name="Table4.A2" office:value-type="string">
            <text:p text:style-name="P28">F1</text:p>
          </table:table-cell>
          <table:table-cell table:style-name="Table4.A2" office:value-type="string">
            <text:p text:style-name="P31"><text:span text:style-name="T10">Opens the LibreOffice Help </text:span><text:span text:style-name="T11">contents in the user’s default browser. If the local Help package is not installed, LibreOffice opens the online Help located a</text:span><text:span text:style-name="T12">t<text:line-break/></text:span><text:a xlink:type="simple" xlink:href="https://help.libreoffice.org/" text:style-name="Internet_20_link" text:visited-style-name="Visited_20_Internet_20_Link">https://help.libreoffice.org</text:a><text:span text:style-name="T11"> </text:span></text:p>
          </table:table-cell>
        </table:table-row>
        <table:table-row table:style-name="Table4.1">
          <table:table-cell table:style-name="Table4.A2" office:value-type="string">
            <text:p text:style-name="P29">Shift+F1</text:p>
          </table:table-cell>
          <table:table-cell table:style-name="Table4.B3" office:value-type="string">
            <text:p text:style-name="P29">Turns the cursor into the What’s This? question mark. Zobrazí se tip pro položku pod kurzorem. <text:span text:style-name="T7">Klávesová zkratka nefunguje s nápovědou online.</text:span></text:p>
          </table:table-cell>
        </table:table-row>
        <table:table-row table:style-name="Table4.1">
          <table:table-cell table:style-name="Table4.A2" office:value-type="string">
            <text:p text:style-name="P29">Shift+F2</text:p>
          </table:table-cell>
          <table:table-cell table:style-name="Table4.A2" office:value-type="string">
            <text:p text:style-name="P30">Zobrazí se tip pro vybranou položku. <text:span text:style-name="T7">Klávesová zkratka nefunguje s nápovědou online.</text:span></text:p>
          </table:table-cell>
        </table:table-row>
      </table:table>
      <text:h text:style-name="P38" text:outline-level="1"><text:bookmark-start text:name="__RefHeading__3055_280305268"/>Obecné klávesové zkratky<text:bookmark-end text:name="__RefHeading__3055_280305268"/></text:h>
      <text:h text:style-name="P48" text:outline-level="2"><text:bookmark-start text:name="__RefHeading__7990_1196992793"/><text:alphabetical-index-mark text:string-value="otevírání nabídky"/>Otevírání nabídky a položek nabídky<text:bookmark-end text:name="__RefHeading__7990_1196992793"/></text:h>
      <table:table table:name="Table8" table:style-name="Table8">
        <table:table-column table:style-name="Table8.A"/>
        <table:table-column table:style-name="Table8.B"/>
        <table:table-row table:style-name="Table8.1">
          <table:table-cell table:style-name="Table8.A1" office:value-type="string">
            <text:p text:style-name="Table_20_Heading">Klávesové zkratky</text:p>
          </table:table-cell>
          <table:table-cell table:style-name="Table8.A1" office:value-type="string">
            <text:p text:style-name="Table_20_Heading">Výsledek</text:p>
          </table:table-cell>
        </table:table-row>
        <table:table-row table:style-name="Table8.2">
          <table:table-cell table:style-name="Table8.A2" office:value-type="string">
            <text:p text:style-name="P24">Alt+&lt;?&gt;</text:p>
          </table:table-cell>
          <table:table-cell table:style-name="Table8.A2" office:value-type="string">
            <text:p text:style-name="P24">Otevře se nabídka, přičemž &lt;?&gt; je podtržené písmeno nabídky, kterou chceme otevřít. Například Alt+S otevře nabídku Soubor.</text:p>
            <text:p text:style-name="P24">Pokud je nabídka otevřená, opět v jednotlivých položkách vidíme podtržené znaky. K těmto položkám menu se dostaneme přímo stisknutím podtrženého znaku. Pokud tentýž podtržený znak má dvě položky, stiskneme ho dvakrát, čímž se přesuneme na druhou položku.</text:p>
            <text:p text:style-name="P24">Může se stát, že položka v nabídce nemá podtržený žádný znak. Na ni je třeba přímo kliknout myší.</text:p>
          </table:table-cell>
        </table:table-row>
        <table:table-row table:style-name="Table8.3">
          <table:table-cell table:style-name="Table8.A2" office:value-type="string">
            <text:p text:style-name="P24">Esc</text:p>
          </table:table-cell>
          <table:table-cell table:style-name="Table8.A2" office:value-type="string">
            <text:p text:style-name="P24">Zavře se otevřená nabídka.</text:p>
          </table:table-cell>
        </table:table-row>
        <table:table-row table:style-name="Table8.4">
          <table:table-cell table:style-name="Table8.A2" office:value-type="string">
            <text:p text:style-name="P24">F6</text:p>
          </table:table-cell>
          <table:table-cell table:style-name="Table8.A2" office:value-type="string">
            <text:p text:style-name="P24">Opakovaným stisknutím F6 přepínáme zaměření mezi následujícími objekty:</text:p>
            <text:list xml:id="list1828163981" text:style-name="L1">
              <text:list-item>
                <text:p text:style-name="P53">Hlavní nabídka</text:p>
              </text:list-item>
              <text:list-item>
                <text:p text:style-name="P53">Každou nástrojovou lištu ve směru shora dolů a zleva doprava</text:p>
              </text:list-item>
              <text:list-item>
                <text:p text:style-name="P53">Všechna volná okna zleva doprava</text:p>
              </text:list-item>
              <text:list-item>
                <text:p text:style-name="P53">Dokument</text:p>
              </text:list-item>
            </text:list>
          </table:table-cell>
        </table:table-row>
        <table:table-row table:style-name="Table8.5">
          <table:table-cell table:style-name="Table8.A2" office:value-type="string">
            <text:p text:style-name="P24">Shift+F6</text:p>
          </table:table-cell>
          <table:table-cell table:style-name="Table8.A2" office:value-type="string">
            <text:p text:style-name="P24">Přepíná <text:span text:style-name="T17">zaměření </text:span>objektů v opačném pořadí.</text:p>
          </table:table-cell>
        </table:table-row>
        <table:table-row table:style-name="Table8.6">
          <table:table-cell table:style-name="Table8.A2" office:value-type="string">
            <text:p text:style-name="P24">Ctrl+F6</text:p>
          </table:table-cell>
          <table:table-cell table:style-name="Table8.A2" office:value-type="string">
            <text:p text:style-name="P24">Aktivuje se dokument.</text:p>
          </table:table-cell>
        </table:table-row>
        <table:table-row table:style-name="Table8.7">
          <table:table-cell table:style-name="Table8.A2" office:value-type="string">
            <text:p text:style-name="P24">F10 nebo Alt</text:p>
          </table:table-cell>
          <table:table-cell table:style-name="Table8.A2" office:value-type="string">
            <text:p text:style-name="P24">Přepíná <text:span text:style-name="T17">fokus </text:span>do hlavní nabídky a zpět.</text:p>
          </table:table-cell>
        </table:table-row>
      </table:table>
      <text:h text:style-name="P48" text:outline-level="2"><text:bookmark-start text:name="__RefHeading__9176_964876837"/>Přístup k příkazům hlavní nabídky<text:bookmark-end text:name="__RefHeading__9176_964876837"/></text:h>
      <text:p text:style-name="P7">Stiskneme <text:span text:style-name="Keystroke">Alt</text:span> nebo <text:span text:style-name="Keystroke">F6</text:span> nebo <text:span text:style-name="Keystroke">F10</text:span> a vybereme první položku v <text:span text:style-name="T17">h</text:span>lavní nabídce (nabídka Soubor). Pravou šipkou vybereme další nabídku vpravo; levou šipkou předchozí nabídku. klávesy <text:span text:style-name="Keystroke">Home</text:span> a <text:span text:style-name="Keystroke">End</text:span> vyberou první a poslední položku v hlavní nabídce.</text:p>
      <text:p text:style-name="P7">Klávesou šipka dolů otevřeme vybranou podnabídku. Dalším stisknutím šipky dolů nebo šipky nahoru se výběr položky přesune mezi příkazy nabídky. Šipka vpravo otevře existující podnabídku.</text:p>
      <text:p text:style-name="P7">Stisknutím <text:span text:style-name="Keystroke">Enter</text:span> se vybraný příkaz provede.</text:p>
      <text:h text:style-name="P48" text:outline-level="2"><text:bookmark-start text:name="__RefHeading__2804_1683030460"/><text:alphabetical-index-mark text:string-value="příkazy nástrojové lišty"/>Spuštění příkazu nástrojové lišty<text:bookmark-end text:name="__RefHeading__2804_1683030460"/></text:h>
      <text:p text:style-name="P7">Opakovaně stiskneme <text:span text:style-name="Keystroke">F6</text:span>, dokud se neaktivuje požadovaný panel nástrojů. Na vodorovné liště použijeme pro výběr ikony šipku doprava nebo doleva. Podobně, na svislé liště použijeme na výběr ikony šipku nahoru nebo dolů. Klávesa <text:span text:style-name="Keystroke">Home</text:span> aktivuje první ikonu panelu, zatímco klávesu <text:span text:style-name="Keystroke">End</text:span> vybere poslední.</text:p>
      <text:list xml:id="list103541190283112" text:continue-list="list2778753862" text:style-name="Heading_20_Note">
        <text:list-item>
          <text:p text:style-name="Heading_20_Note"><text:soft-page-break/>Poznámka</text:p>
        </text:list-item>
      </text:list>
      <text:p text:style-name="Text_20_Note">Pokud má první objekt na nástrojové liště <text:span text:style-name="T8">editovatelné</text:span> textové pole, jako je Načíst URL nebo Styl odstavce. klávesy <text:span text:style-name="Emphasis">Home</text:span>, <text:span text:style-name="Emphasis">End</text:span>, <text:span text:style-name="T21">l</text:span>evá a <text:span text:style-name="T21">p</text:span>ravá <text:span text:style-name="T21">šipka </text:span>místo toho fungují v textovém poli. <text:span text:style-name="T21">V těchto případech  pro navigaci na další objekty můžeme použít klávesu </text:span><text:span text:style-name="Keystroke"><text:span text:style-name="T21">Tab</text:span></text:span><text:span text:style-name="T21"> a </text:span><text:span text:style-name="Keystroke"><text:span text:style-name="T21">Shift</text:span></text:span><text:span text:style-name="T21">+</text:span><text:span text:style-name="Keystroke"><text:span text:style-name="T21">Tab</text:span></text:span><text:span text:style-name="T21">.</text:span></text:p>
      <text:p text:style-name="Text_20_body">Stisknutím <text:span text:style-name="Keystroke">Enter</text:span> se vybraný příkaz přiřazený ikoně <text:span text:style-name="T19">vykoná</text:span>. Pokud vybraná ikona požaduje následné použití myši, například nakreslení čtverce nebo výběr objektu, potom stisk klávesy <text:span text:style-name="Keystroke">Enter</text:span> nepostačuje a je třeba stisknout <text:span text:style-name="Keystroke">Ctrl+Enter</text:span>.</text:p>
      <text:p text:style-name="Text_20_body">Kombinaci <text:span text:style-name="Keystroke">Ctrl+Enter</text:span> stiskneme na ikoně nástroje pro vytváření grafických objektů. Objekt kresby se vloží do středu pohledu v přednastavené velikosti.</text:p>
      <text:p text:style-name="Text_20_body">Kombinaci <text:span text:style-name="Keystroke">Ctrl+Enter</text:span> stiskneme na ikoně nástroje pro výběr objektů. Pokud vybraný objekt chceme upravit nebo přesunout, musíme nejdříve stisknutím <text:span text:style-name="Keystroke">Ctrl+F6</text:span> aktivovat oblast dokumentu.</text:p>
      <text:h text:style-name="P39" text:outline-level="1"><text:bookmark-start text:name="__RefHeading__9178_964876837"/>Navigace a výběr pomocí klávesnice<text:bookmark-end text:name="__RefHeading__9178_964876837"/></text:h>
      <text:p text:style-name="P22">Procházet dokument a provádět výběr je možné i pomocí klávesnice.</text:p>
      <text:list xml:id="list103540780683873" text:continue-list="list1058836615" text:style-name="List_20_1">
        <text:list-item>
          <text:p text:style-name="P52">Pro přesun kurzoru stiskněte klávesu nebo kombinaci kláves podle následující tabulky.</text:p>
        </text:list-item>
        <text:list-item>
          <text:p text:style-name="P52">Pokud chcete označit znaky pod přesunovaným kurzorem, podržte navíc klávesu Shift.</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Table_20_Heading">Klávesa</text:p>
          </table:table-cell>
          <table:table-cell table:style-name="Table14.A1" office:value-type="string">
            <text:p text:style-name="Table_20_Heading">Funkce</text:p>
          </table:table-cell>
          <table:table-cell table:style-name="Table14.A1" office:value-type="string">
            <text:p text:style-name="Table_20_Heading">S klávesou Ctrl</text:p>
          </table:table-cell>
        </table:table-row>
        <table:table-row table:style-name="Table14.1">
          <table:table-cell table:style-name="Table14.A2" office:value-type="string">
            <text:p text:style-name="P24">Šipka vlevo, vpravo</text:p>
          </table:table-cell>
          <table:table-cell table:style-name="Table14.B2" office:value-type="string">
            <text:p text:style-name="P24">Přesune kurzor o jeden znak vlevo nebo vpravo.</text:p>
          </table:table-cell>
          <table:table-cell table:style-name="Table14.C2" office:value-type="string">
            <text:p text:style-name="P24">Přesune kurzor o jedno slovo vlevo nebo vpravo.</text:p>
          </table:table-cell>
        </table:table-row>
        <table:table-row table:style-name="Table14.1">
          <table:table-cell table:style-name="Table14.A2" office:value-type="string">
            <text:p text:style-name="P24">Šipka nahoru, dolů</text:p>
          </table:table-cell>
          <table:table-cell table:style-name="Table14.B3" office:value-type="string">
            <text:p text:style-name="P24">Přesune kurzor o řádek nahoru nebo dolů.</text:p>
          </table:table-cell>
          <table:table-cell table:style-name="Table14.C3" office:value-type="string">
            <text:p text:style-name="P26">Přesune kurzor o odstavec nahoru nebo dolů.</text:p>
          </table:table-cell>
        </table:table-row>
        <table:table-row table:style-name="Table14.1">
          <table:table-cell table:style-name="Table14.A2" office:value-type="string">
            <text:p text:style-name="P24">Home</text:p>
          </table:table-cell>
          <table:table-cell table:style-name="Table14.B4" office:value-type="string">
            <text:p text:style-name="P24">Přesune kurzor na začátek aktuálního řádku.</text:p>
          </table:table-cell>
          <table:table-cell table:style-name="Table14.C2" office:value-type="string">
            <text:p text:style-name="P24">Přesune kurzor na začátek dokumentu.</text:p>
          </table:table-cell>
        </table:table-row>
        <table:table-row table:style-name="Table14.1">
          <table:table-cell table:style-name="Table14.A5" office:value-type="string">
            <text:p text:style-name="P24">End</text:p>
          </table:table-cell>
          <table:table-cell table:style-name="Table14.B5" office:value-type="string">
            <text:p text:style-name="P24">Přesune kurzor na konec aktuálního řádku.</text:p>
          </table:table-cell>
          <table:table-cell table:style-name="Table14.C5" office:value-type="string">
            <text:p text:style-name="P24">Kurzor se přesune na konec dokumentu</text:p>
          </table:table-cell>
        </table:table-row>
        <table:table-row table:style-name="Table14.1">
          <table:table-cell table:style-name="Table14.A6" office:value-type="string">
            <text:p text:style-name="P24">PgUp</text:p>
          </table:table-cell>
          <table:table-cell table:style-name="Table14.B6" office:value-type="string">
            <text:p text:style-name="P24">Přesune kurzor o stránku nahoru.</text:p>
          </table:table-cell>
          <table:table-cell table:style-name="Table14.C2" office:value-type="string">
            <text:p text:style-name="P24">Přesune kurzor do záhlaví.</text:p>
          </table:table-cell>
        </table:table-row>
        <table:table-row table:style-name="Table14.1">
          <table:table-cell table:style-name="Table14.A7" office:value-type="string">
            <text:p text:style-name="P24">PgDn</text:p>
          </table:table-cell>
          <table:table-cell table:style-name="Table14.B7" office:value-type="string">
            <text:p text:style-name="P24">Přesune kurzor o stránku dolů.</text:p>
          </table:table-cell>
          <table:table-cell table:style-name="Table14.C7" office:value-type="string">
            <text:p text:style-name="P24">Přesune kurzor do zápatí.</text:p>
          </table:table-cell>
        </table:table-row>
      </table:table>
      <text:h text:style-name="P39" text:outline-level="1"><text:bookmark-start text:name="__RefHeading__3057_280305268"/><text:alphabetical-index-mark text:string-value="Ovládání dialogových oken"/>Ovládání dialogových oken<text:bookmark-end text:name="__RefHeading__3057_280305268"/></text:h>
      <text:p text:style-name="P7"><text:bookmark-start text:name="__RefHeading__7992_1196992793"/>Když otevřeme libovolné dialogové okno, jeden z jeho prvků (tlačítko, zaškrtávací pole, vstupní pole nebo přepínací pole) je zvýrazněn nebo označen bodíkovaným obdélníkem. To znamená, že na tento prvek zaměřil.<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Klávesové zkratky</text:p>
            </table:table-cell>
            <table:table-cell table:style-name="Table7.A1" office:value-type="string">
              <text:p text:style-name="Table_20_Heading">Výsledek</text:p>
            </table:table-cell>
          </table:table-row>
        </table:table-header-rows>
        <table:table-row table:style-name="Table7.2">
          <table:table-cell table:style-name="Table7.A2" office:value-type="string">
            <text:p text:style-name="P24">Enter</text:p>
          </table:table-cell>
          <table:table-cell table:style-name="Table7.B2" office:value-type="string">
            <text:p text:style-name="P24">Aktivuje se vybrané tlačítko. Ve většině případů, pokud není aktivní žádné tlačítko, stisk Enter je ekvivalentní kliknutí na tlačítko OK.</text:p>
          </table:table-cell>
        </table:table-row>
        <table:table-row table:style-name="Table7.3">
          <table:table-cell table:style-name="Table7.B2" office:value-type="string">
            <text:p text:style-name="P24">Esc</text:p>
          </table:table-cell>
          <table:table-cell table:style-name="Table7.B3" office:value-type="string">
            <text:p text:style-name="P24">Dialogové okno se zavře bez uložení nebo použití změn provedených během jeho otevření. Ve většině případů platí, že stisk Esc je ekvivalentní kliknutí na tlačítko Zrušit. Pokud je otevřen rozevírací seznam, klávesa Esc ho zavře.</text:p>
          </table:table-cell>
        </table:table-row>
        <table:table-row table:style-name="Table7.4">
          <table:table-cell table:style-name="Table7.A4" office:value-type="string">
            <text:p text:style-name="P24">Mezerník</text:p>
          </table:table-cell>
          <table:table-cell table:style-name="Table7.B2" office:value-type="string">
            <text:p text:style-name="P24">Zaškrtne prázdné zaškrtávací pole. Zruší se zaškrtnutí zaškrtávacího pole.</text:p>
          </table:table-cell>
        </table:table-row>
        <table:table-row table:style-name="Table7.5">
          <table:table-cell table:style-name="Table7.B2" office:value-type="string">
            <text:p text:style-name="P24">Šipka nahoru, dolů</text:p>
          </table:table-cell>
          <table:table-cell table:style-name="Table7.B5" office:value-type="string">
            <text:p text:style-name="P24">Přesune zaměření v seznamu nahoru a dolů. Zvyšuje se nebo snižuje hodnota proměnné. V rámci části dialogového okna se zaměření přesouvá ve svislém směru.</text:p>
          </table:table-cell>
        </table:table-row>
        <table:table-row table:style-name="Table7.6">
          <table:table-cell table:style-name="Table7.B2" office:value-type="string">
            <text:p text:style-name="P24">Šipky doleva a doprava</text:p>
          </table:table-cell>
          <table:table-cell table:style-name="Table7.B2" office:value-type="string">
            <text:p text:style-name="P24">V rámci části dialogového okna se zaměření přesouvá ve vodorovném směru.</text:p>
          </table:table-cell>
        </table:table-row>
        <text:soft-page-break/>
        <table:table-row table:style-name="Table7.7">
          <table:table-cell table:style-name="Table7.B2" office:value-type="string">
            <text:p text:style-name="P24">Tabulátor</text:p>
          </table:table-cell>
          <table:table-cell table:style-name="Table7.B7" office:value-type="string">
            <text:p text:style-name="P24">Zaměření se přesune na následující část nebo prvek dialogového okna.</text:p>
          </table:table-cell>
        </table:table-row>
        <table:table-row table:style-name="Table7.8">
          <table:table-cell table:style-name="Table7.B2" office:value-type="string">
            <text:p text:style-name="P24">Shift+Tabulátor</text:p>
          </table:table-cell>
          <table:table-cell table:style-name="Table7.B2" office:value-type="string">
            <text:p text:style-name="P24">Zaměření se vrátí na předchozí část nebo prvek dialogového okna.</text:p>
          </table:table-cell>
        </table:table-row>
        <table:table-row table:style-name="Table7.9">
          <table:table-cell table:style-name="Table7.B2" office:value-type="string">
            <text:p text:style-name="P24">Alt+šipka dolů</text:p>
          </table:table-cell>
          <table:table-cell table:style-name="Table7.B9" office:value-type="string">
            <text:p text:style-name="P24">Zobrazí se položky rozbalovacího seznamu.</text:p>
          </table:table-cell>
        </table:table-row>
      </table:table>
      <text:h text:style-name="P39" text:outline-level="1"><text:bookmark-start text:name="__RefHeading__9180_964876837"/>Ovládání maker<text:bookmark-end text:name="__RefHeading__9180_964876837"/></text:h>
      <table:table table:name="Table1" table:style-name="Table1">
        <table:table-column table:style-name="Table1.A"/>
        <table:table-column table:style-name="Table1.B"/>
        <table:table-row table:style-name="Table1.1">
          <table:table-cell table:style-name="Table1.A1" office:value-type="string">
            <text:p text:style-name="Table_20_Heading">Klávesové zkratky</text:p>
          </table:table-cell>
          <table:table-cell table:style-name="Table1.A1" office:value-type="string">
            <text:p text:style-name="Table_20_Heading">Výsledek</text:p>
          </table:table-cell>
        </table:table-row>
        <table:table-row table:style-name="Table1.1">
          <table:table-cell table:style-name="Table1.A2" office:value-type="string">
            <text:p text:style-name="P24">Ctrl+* (znak násobení, pouze na numerické klávesnici)</text:p>
          </table:table-cell>
          <table:table-cell table:style-name="Table1.B2" office:value-type="string">
            <text:p text:style-name="P24">Spustí pole makra (Více informací o makrech se nachází v kapitole <text:span text:style-name="T16">13</text:span>.)</text:p>
          </table:table-cell>
        </table:table-row>
        <table:table-row table:style-name="Table1.1">
          <table:table-cell table:style-name="Table1.A2" office:value-type="string">
            <text:p text:style-name="P24">Shift+Ctrl+Q</text:p>
          </table:table-cell>
          <table:table-cell table:style-name="Table1.A2" office:value-type="string">
            <text:p text:style-name="P24">Běžící makro se zastaví.</text:p>
          </table:table-cell>
        </table:table-row>
      </table:table>
      <text:h text:style-name="P39" text:outline-level="1"><text:bookmark-start text:name="__RefHeading__3063_280305268"/><text:alphabetical-index-mark text:string-value="Správa dokumentů"/>Správa dokumentů<text:bookmark-end text:name="__RefHeading__3063_280305268"/></text:h>
      <table:table table:name="Table5" table:style-name="Table5">
        <table:table-column table:style-name="Table5.A"/>
        <table:table-column table:style-name="Table5.B"/>
        <table:table-row table:style-name="Table5.1">
          <table:table-cell table:style-name="Table5.A1" office:value-type="string">
            <text:p text:style-name="Table_20_Heading">Klávesové zkratky</text:p>
          </table:table-cell>
          <table:table-cell table:style-name="Table5.A1" office:value-type="string">
            <text:p text:style-name="Table_20_Heading">Výsledek</text:p>
          </table:table-cell>
        </table:table-row>
        <table:table-row table:style-name="Table5.1">
          <table:table-cell table:style-name="Table5.A2" office:value-type="string">
            <text:p text:style-name="P24">Ctrl+F4 nebo Alt+F4</text:p>
          </table:table-cell>
          <table:table-cell table:style-name="Table5.A2" office:value-type="string">
            <text:p text:style-name="P24">Aktuální dokument se zavře. Pokud je zavřený poslední <text:span text:style-name="T16">otevřený </text:span>dokument, zavře se celý LibreOffice.</text:p>
          </table:table-cell>
        </table:table-row>
        <table:table-row table:style-name="Table5.1">
          <table:table-cell table:style-name="Table5.A2" office:value-type="string">
            <text:p text:style-name="P24">Ctrl+O</text:p>
          </table:table-cell>
          <table:table-cell table:style-name="Table5.B3" office:value-type="string">
            <text:p text:style-name="P24">Otevře se dialogové okno Otevřít dokument.</text:p>
          </table:table-cell>
        </table:table-row>
        <table:table-row table:style-name="Table5.1">
          <table:table-cell table:style-name="Table5.A2" office:value-type="string">
            <text:p text:style-name="P24">Ctrl+S</text:p>
          </table:table-cell>
          <table:table-cell table:style-name="Table5.A2" office:value-type="string">
            <text:p text:style-name="P24">Uloží aktuální dokument. Pokud pracujeme na dokumentu, který ještě nebyl uložen, zobrazí se dialogové okno Uložit jako.</text:p>
          </table:table-cell>
        </table:table-row>
        <table:table-row table:style-name="Table5.1">
          <table:table-cell table:style-name="Table5.A2" office:value-type="string">
            <text:p text:style-name="P24">Ctrl+N</text:p>
          </table:table-cell>
          <table:table-cell table:style-name="Table5.B5" office:value-type="string">
            <text:p text:style-name="P24">Vytvoří nový dokument.</text:p>
          </table:table-cell>
        </table:table-row>
        <table:table-row table:style-name="Table5.1">
          <table:table-cell table:style-name="Table5.A2" office:value-type="string">
            <text:p text:style-name="P24">Shift+Ctrl+N</text:p>
          </table:table-cell>
          <table:table-cell table:style-name="Table5.A2" office:value-type="string">
            <text:p text:style-name="P24">Otevře se dialogové okno Šablony.</text:p>
          </table:table-cell>
        </table:table-row>
        <table:table-row table:style-name="Table5.1">
          <table:table-cell table:style-name="Table5.A2" office:value-type="string">
            <text:p text:style-name="P24">Ctrl+P</text:p>
          </table:table-cell>
          <table:table-cell table:style-name="Table5.B7" office:value-type="string">
            <text:p text:style-name="P24">Otevře se dialogové okno Tisk.</text:p>
          </table:table-cell>
        </table:table-row>
        <table:table-row table:style-name="Table5.1">
          <table:table-cell table:style-name="Table5.A2" office:value-type="string">
            <text:p text:style-name="P24">Ctrl+Q</text:p>
          </table:table-cell>
          <table:table-cell table:style-name="Table5.A2" office:value-type="string">
            <text:p text:style-name="P24">Aplikace se zavře.</text:p>
          </table:table-cell>
        </table:table-row>
        <table:table-row table:style-name="Table5.1">
          <table:table-cell table:style-name="Table5.A2" office:value-type="string">
            <text:p text:style-name="P24">Del</text:p>
          </table:table-cell>
          <table:table-cell table:style-name="Table5.B9" office:value-type="string">
            <text:p text:style-name="P25">V dialogových oknech Uložit a Otevřít se odstraní vybrané soubory a složky. Odstraněné položky lze nalézt ve složce Koš, pokud ji váš desktop obsahuje.</text:p>
          </table:table-cell>
        </table:table-row>
        <table:table-row table:style-name="Table5.1">
          <table:table-cell table:style-name="Table5.A2" office:value-type="string">
            <text:p text:style-name="P24">Shift+Del</text:p>
          </table:table-cell>
          <table:table-cell table:style-name="Table5.A2" office:value-type="string">
            <text:p text:style-name="P24">V dialogových oknech Uložit a Otevřít se odstraní vybrané soubory a složky. Položky jsou nenávratně odstraněny, nelze je nalézt ve složce Koš.</text:p>
          </table:table-cell>
        </table:table-row>
        <table:table-row table:style-name="Table5.1">
          <table:table-cell table:style-name="Table5.A2" office:value-type="string">
            <text:p text:style-name="P24">Backspace</text:p>
          </table:table-cell>
          <table:table-cell table:style-name="Table5.B11" office:value-type="string">
            <text:p text:style-name="P27"><text:span text:style-name="T10">V dialogových oknech Uložit a Otevřít zobrazuje obsah nadřazené </text:span><text:span text:style-name="T13">složky</text:span><text:span text:style-name="T10"> aktuálního adresáře. </text:span></text:p>
          </table:table-cell>
        </table:table-row>
      </table:table>
      <text:h text:style-name="P42" text:outline-level="1"><text:bookmark-start text:name="__RefHeading__3065_280305268"/>Úprava dokumentů<text:bookmark-end text:name="__RefHeading__3065_280305268"/></text:h>
      <table:table table:name="Table6" table:style-name="Table6">
        <table:table-column table:style-name="Table6.A"/>
        <table:table-column table:style-name="Table6.B"/>
        <table:table-header-rows>
          <table:table-row table:style-name="Table6.1">
            <table:table-cell table:style-name="Table6.A1" office:value-type="string">
              <text:p text:style-name="Table_20_Heading">Klávesové zkratky</text:p>
            </table:table-cell>
            <table:table-cell table:style-name="Table6.A1" office:value-type="string">
              <text:p text:style-name="Table_20_Heading">Výsledek</text:p>
            </table:table-cell>
          </table:table-row>
        </table:table-header-rows>
        <table:table-row table:style-name="Table6.2">
          <table:table-cell table:style-name="Table6.A2" office:value-type="string">
            <text:p text:style-name="P24">Ctrl+X, Shift+Del</text:p>
          </table:table-cell>
          <table:table-cell table:style-name="Table6.B2" office:value-type="string">
            <text:p text:style-name="P24">Vybrané položky se vyjmou.</text:p>
          </table:table-cell>
        </table:table-row>
        <table:table-row table:style-name="Table6.3">
          <table:table-cell table:style-name="Table6.A2" office:value-type="string">
            <text:p text:style-name="P24">Ctrl+C, Ctrl+Ins</text:p>
          </table:table-cell>
          <table:table-cell table:style-name="Table6.A2" office:value-type="string">
            <text:p text:style-name="P24">Zkopíruje vybrané položky do schránky.</text:p>
          </table:table-cell>
        </table:table-row>
        <table:table-row table:style-name="Table6.4">
          <table:table-cell table:style-name="Table6.A2" office:value-type="string">
            <text:p text:style-name="P24">Ctrl+V, Shift+Ins</text:p>
          </table:table-cell>
          <table:table-cell table:style-name="Table6.B2" office:value-type="string">
            <text:p text:style-name="P24">Zkopírované nebo vyjmuté položky se vloží ze systémové schránky na místo kurzoru.</text:p>
          </table:table-cell>
        </table:table-row>
        <table:table-row table:style-name="Table6.5">
          <table:table-cell table:style-name="Table6.A2" office:value-type="string">
            <text:p text:style-name="P24">Ctrl+Shift+V</text:p>
          </table:table-cell>
          <table:table-cell table:style-name="Table6.A2" office:value-type="string">
            <text:p text:style-name="P24">Otevře dialogové okno Vložit jinak.</text:p>
          </table:table-cell>
        </table:table-row>
        <table:table-row table:style-name="Table6.6">
          <table:table-cell table:style-name="Table6.A2" office:value-type="string">
            <text:p text:style-name="P24">Ctrl+A</text:p>
          </table:table-cell>
          <table:table-cell table:style-name="Table6.B2" office:value-type="string">
            <text:p text:style-name="P24">Vybere vše.</text:p>
          </table:table-cell>
        </table:table-row>
        <table:table-row table:style-name="Table6.7">
          <table:table-cell table:style-name="Table6.A2" office:value-type="string">
            <text:p text:style-name="P24">Ctrl+Z</text:p>
          </table:table-cell>
          <table:table-cell table:style-name="Table6.A2" office:value-type="string">
            <text:p text:style-name="P24">Vrátí poslední akci.</text:p>
          </table:table-cell>
        </table:table-row>
        <table:table-row table:style-name="Table6.8">
          <table:table-cell table:style-name="Table6.A2" office:value-type="string">
            <text:p text:style-name="P24">Ctrl+Y</text:p>
          </table:table-cell>
          <table:table-cell table:style-name="Table6.B2" office:value-type="string">
            <text:p text:style-name="P24">Znovu provede poslední akci.</text:p>
          </table:table-cell>
        </table:table-row>
        <table:table-row table:style-name="Table6.9">
          <table:table-cell table:style-name="Table6.A2" office:value-type="string">
            <text:p text:style-name="P24">Ctrl+Shift+Y</text:p>
          </table:table-cell>
          <table:table-cell table:style-name="Table6.A2" office:value-type="string">
            <text:p text:style-name="P24">Zopakuje poslední příkaz.</text:p>
          </table:table-cell>
        </table:table-row>
        <table:table-row table:style-name="Table6.10">
          <table:table-cell table:style-name="Table6.A2" office:value-type="string">
            <text:p text:style-name="P24">Ctrl+F</text:p>
          </table:table-cell>
          <table:table-cell table:style-name="Table6.B2" office:value-type="string">
            <text:p text:style-name="P27"><text:span text:style-name="T10">Otevře nástrojovou lištu Najít</text:span><text:span text:style-name="T14">.</text:span></text:p>
          </table:table-cell>
        </table:table-row>
        <table:table-row table:style-name="Table6.11">
          <table:table-cell table:style-name="Table6.A2" office:value-type="string">
            <text:p text:style-name="P24">Ctrl+H</text:p>
          </table:table-cell>
          <table:table-cell table:style-name="Table6.A2" office:value-type="string">
            <text:p text:style-name="P24">Zobrazí se dialogové okno Najít a nahradit</text:p>
          </table:table-cell>
        </table:table-row>
        <table:table-row table:style-name="Table6.12">
          <table:table-cell table:style-name="Table6.A2" office:value-type="string">
            <text:p text:style-name="P24">Ctrl+Shift+F</text:p>
          </table:table-cell>
          <table:table-cell table:style-name="Table6.B2" office:value-type="string">
            <text:p text:style-name="P24">Vyhledá posledně hledaný termín.</text:p>
          </table:table-cell>
        </table:table-row>
        <text:soft-page-break/>
        <table:table-row table:style-name="Table6.13">
          <table:table-cell table:style-name="Table6.A2" office:value-type="string">
            <text:p text:style-name="P24">Ctrl+Shift+I</text:p>
          </table:table-cell>
          <table:table-cell table:style-name="Table6.A2" office:value-type="string">
            <text:p text:style-name="P24">Zobrazí se nebo skryje kurzor v textu jen pro čtení.</text:p>
          </table:table-cell>
        </table:table-row>
      </table:table>
      <text:h text:style-name="P43" text:outline-level="1"><text:bookmark-start text:name="__RefHeading__4070_474125404"/>Výběr řádků a sloupců v <text:alphabetical-index-mark text:string-value="databázové tabulky"/>databázové tabulce otevřené pomocí <text:span text:style-name="T21">Zobrazit &gt; Zdroje dat</text:span> <text:span text:style-name="T21">(</text:span>Ctrl+Shift+F4<text:span text:style-name="T21">)</text:span><text:bookmark-end text:name="__RefHeading__4070_474125404"/></text:h>
      <table:table table:name="Table9" table:style-name="Table9">
        <table:table-column table:style-name="Table9.A"/>
        <table:table-column table:style-name="Table9.B"/>
        <table:table-row table:style-name="Table9.1">
          <table:table-cell table:style-name="Table9.A1" office:value-type="string">
            <text:p text:style-name="Table_20_Heading">Klávesové zkratky</text:p>
          </table:table-cell>
          <table:table-cell table:style-name="Table9.A1" office:value-type="string">
            <text:p text:style-name="Table_20_Heading">Výsledek</text:p>
          </table:table-cell>
        </table:table-row>
        <table:table-row table:style-name="Table9.1">
          <table:table-cell table:style-name="Table9.A2" office:value-type="string">
            <text:p text:style-name="P24">Mezerník</text:p>
          </table:table-cell>
          <table:table-cell table:style-name="Table9.B2" office:value-type="string">
            <text:p text:style-name="P24">Přepíná výběr řádku (pokud není řádek v režimu úprav).</text:p>
          </table:table-cell>
        </table:table-row>
        <table:table-row table:style-name="Table9.1">
          <table:table-cell table:style-name="Table9.A2" office:value-type="string">
            <text:p text:style-name="P24">Ctrl+Mezerník</text:p>
          </table:table-cell>
          <table:table-cell table:style-name="Table9.A2" office:value-type="string">
            <text:p text:style-name="P24">Přepne se výběr řádku.</text:p>
          </table:table-cell>
        </table:table-row>
        <table:table-row table:style-name="Table9.1">
          <table:table-cell table:style-name="Table9.A2" office:value-type="string">
            <text:p text:style-name="P24">Shift+Mezerník</text:p>
          </table:table-cell>
          <table:table-cell table:style-name="Table9.B2" office:value-type="string">
            <text:p text:style-name="P24">Označí aktuální sloupec.</text:p>
          </table:table-cell>
        </table:table-row>
        <table:table-row table:style-name="Table9.1">
          <table:table-cell table:style-name="Table9.A2" office:value-type="string">
            <text:p text:style-name="P24">Ctrl+Page Up</text:p>
          </table:table-cell>
          <table:table-cell table:style-name="Table9.A2" office:value-type="string">
            <text:p text:style-name="P24">Kurzor se přesune na první řádek.</text:p>
          </table:table-cell>
        </table:table-row>
        <table:table-row table:style-name="Table9.1">
          <table:table-cell table:style-name="Table9.A2" office:value-type="string">
            <text:p text:style-name="P24">Ctrl+Page Down</text:p>
          </table:table-cell>
          <table:table-cell table:style-name="Table9.A2" office:value-type="string">
            <text:p text:style-name="P24">Kurzor se přesune na poslední řádek.</text:p>
          </table:table-cell>
        </table:table-row>
      </table:table>
      <text:h text:style-name="P39" text:outline-level="1"><text:bookmark-start text:name="__RefHeading__5929_1920147500"/>Klávesové zkratky pro <text:alphabetical-index-mark text:string-value="kresby"/> grafické objekty<text:bookmark-end text:name="__RefHeading__5929_1920147500"/></text:h>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Klávesové zkratky</text:p>
            </table:table-cell>
            <table:table-cell table:style-name="Table13.A1" office:value-type="string">
              <text:p text:style-name="Table_20_Heading">Výsledek</text:p>
            </table:table-cell>
          </table:table-row>
        </table:table-header-rows>
        <table:table-row table:style-name="Table13.1">
          <table:table-cell table:style-name="Table13.A2" office:value-type="string">
            <text:p text:style-name="P24">Pomocí F6 vybereme nástrojovou lištu Pomocí šipky dolů a vpravo vybereme požadovanou ikonu na liště a stiskneme Ctrl+Enter</text:p>
          </table:table-cell>
          <table:table-cell table:style-name="Table13.B2" office:value-type="string">
            <text:p text:style-name="P24">Vloží <text:span text:style-name="T21">o</text:span>bjekt <text:span text:style-name="T21">k</text:span>resby.</text:p>
          </table:table-cell>
        </table:table-row>
        <table:table-row table:style-name="Table13.1">
          <table:table-cell table:style-name="Table13.A2" office:value-type="string">
            <text:p text:style-name="P24">Pomocí Ctrl+F6 aktivujeme plochu dokumentu a stiskneme Tab.</text:p>
          </table:table-cell>
          <table:table-cell table:style-name="Table13.A2" office:value-type="string">
            <text:p text:style-name="P27"><text:span text:style-name="T10">Vybere objekt </text:span><text:span text:style-name="T14">k</text:span><text:span text:style-name="T10">resby.</text:span></text:p>
          </table:table-cell>
        </table:table-row>
        <table:table-row table:style-name="Table13.1">
          <table:table-cell table:style-name="Table13.A2" office:value-type="string">
            <text:p text:style-name="P24">Tabulátor</text:p>
          </table:table-cell>
          <table:table-cell table:style-name="Table13.B2" office:value-type="string">
            <text:p text:style-name="P24">Vybere další objekt kresby.</text:p>
          </table:table-cell>
        </table:table-row>
        <table:table-row table:style-name="Table13.1">
          <table:table-cell table:style-name="Table13.A2" office:value-type="string">
            <text:p text:style-name="P24">Shift+Tabulátor</text:p>
          </table:table-cell>
          <table:table-cell table:style-name="Table13.A2" office:value-type="string">
            <text:p text:style-name="P24">Vybere předchozí objekt kresby.</text:p>
          </table:table-cell>
        </table:table-row>
        <table:table-row table:style-name="Table13.1">
          <table:table-cell table:style-name="Table13.A2" office:value-type="string">
            <text:p text:style-name="P24">Ctrl+Home</text:p>
          </table:table-cell>
          <table:table-cell table:style-name="Table13.B2" office:value-type="string">
            <text:p text:style-name="P24">Vybere první objekt kresby.</text:p>
          </table:table-cell>
        </table:table-row>
        <table:table-row table:style-name="Table13.1">
          <table:table-cell table:style-name="Table13.A2" office:value-type="string">
            <text:p text:style-name="P24">Ctrl+End</text:p>
          </table:table-cell>
          <table:table-cell table:style-name="Table13.A2" office:value-type="string">
            <text:p text:style-name="P24">Vybere poslední objekt kresby.</text:p>
          </table:table-cell>
        </table:table-row>
        <table:table-row table:style-name="Table13.1">
          <table:table-cell table:style-name="Table13.A2" office:value-type="string">
            <text:p text:style-name="P24">Esc</text:p>
          </table:table-cell>
          <table:table-cell table:style-name="Table13.B2" office:value-type="string">
            <text:p text:style-name="P24">Ukončí výběr objektů kresby.</text:p>
          </table:table-cell>
        </table:table-row>
        <table:table-row table:style-name="Table13.1">
          <table:table-cell table:style-name="Table13.A2" office:value-type="string">
            <text:p text:style-name="P24">Esc (v režimu ručního výběru)</text:p>
          </table:table-cell>
          <table:table-cell table:style-name="Table13.A2" office:value-type="string">
            <text:p text:style-name="P24">Ukonč<text:span text:style-name="T16">í</text:span> režim ručního výběru a vrát<text:span text:style-name="T16">í</text:span> se do režimu výběru objektů.</text:p>
          </table:table-cell>
        </table:table-row>
        <table:table-row table:style-name="Table13.1">
          <table:table-cell table:style-name="Table13.A2" office:value-type="string">
            <text:p text:style-name="P24">Šipka nahoru/dolů/doleva/doprava</text:p>
          </table:table-cell>
          <table:table-cell table:style-name="Table13.B2" office:value-type="string">
            <text:p text:style-name="P24">Přesune vybraný bod (funkce pro přichycení k mřížce jsou dočasně vypnuty, ale koncové body se i tak přichytávají k sobě).</text:p>
          </table:table-cell>
        </table:table-row>
        <table:table-row table:style-name="Table13.1">
          <table:table-cell table:style-name="Table13.A2" office:value-type="string">
            <text:p text:style-name="P24">Alt+šipka nahoru/dolů/vlevo/vpravo</text:p>
          </table:table-cell>
          <table:table-cell table:style-name="Table13.A2" office:value-type="string">
            <text:p text:style-name="P24">Posune objekt kresby o jeden pixel (v režimu výběru).</text:p>
            <text:p text:style-name="P24">Změní velikost objektu kresby (v režimu ručního výběru)</text:p>
            <text:p text:style-name="P24">Otočí objekt kresby (v režimu otočení).</text:p>
            <text:p text:style-name="P24">Otevře dialogové okno pro úpravu vlastností objektu kresby.</text:p>
            <text:p text:style-name="P24">Aktivuje režim Výběr bodů pro vybraný objekt kresby.</text:p>
          </table:table-cell>
        </table:table-row>
        <table:table-row table:style-name="Table13.1">
          <table:table-cell table:style-name="Table13.A2" office:value-type="string">
            <text:p text:style-name="P24">Mezerník</text:p>
          </table:table-cell>
          <table:table-cell table:style-name="Table13.B2" office:value-type="string">
            <text:p text:style-name="P24">Vyber<text:span text:style-name="T16">e</text:span> bod objektu kresby (v režimu Výběr bodů) / Zruší výběr.</text:p>
            <text:p text:style-name="P24">Vybraný bod krátce blikne.</text:p>
          </table:table-cell>
        </table:table-row>
        <table:table-row table:style-name="Table13.1">
          <table:table-cell table:style-name="Table13.A2" office:value-type="string">
            <text:p text:style-name="P24">Shift+Mezerník</text:p>
          </table:table-cell>
          <table:table-cell table:style-name="Table13.A2" office:value-type="string">
            <text:p text:style-name="P24">Vyber<text:span text:style-name="T16">e</text:span> další bod v režimu Výběr bodů.</text:p>
          </table:table-cell>
        </table:table-row>
        <table:table-row table:style-name="Table13.1">
          <table:table-cell table:style-name="Table13.A2" office:value-type="string">
            <text:p text:style-name="P24">Ctrl+Tab</text:p>
          </table:table-cell>
          <table:table-cell table:style-name="Table13.B2" office:value-type="string">
            <text:p text:style-name="P24">Vyber<text:span text:style-name="T16">e</text:span> se následující bod grafického objektu (v režimu výběru bodů).</text:p>
            <text:p text:style-name="P24">V režimu Otočení lze vybrat také střed otáčení.</text:p>
          </table:table-cell>
        </table:table-row>
        <table:table-row table:style-name="Table13.1">
          <table:table-cell table:style-name="Table13.A2" office:value-type="string">
            <text:p text:style-name="P24">Ctrl+Shift+Tab</text:p>
          </table:table-cell>
          <table:table-cell table:style-name="Table13.A2" office:value-type="string">
            <text:p text:style-name="P24">Vyber<text:span text:style-name="T16">e</text:span> se předhozí bod grafického objektu (v režimu výběru bodů).</text:p>
          </table:table-cell>
        </table:table-row>
        <text:soft-page-break/>
        <table:table-row table:style-name="Table13.1">
          <table:table-cell table:style-name="Table13.A2" office:value-type="string">
            <text:p text:style-name="P24">Ctrl+Enter</text:p>
          </table:table-cell>
          <table:table-cell table:style-name="Table13.B2" office:value-type="string">
            <text:p text:style-name="P24">Do středu aktuálního pohledu se vloží nový objekt kresby s implicitní velikostí.</text:p>
          </table:table-cell>
        </table:table-row>
        <table:table-row table:style-name="Table13.1">
          <table:table-cell table:style-name="Table13.A2" office:value-type="string">
            <text:p text:style-name="P24">Ctrl+Enter na ikoně Výběr</text:p>
          </table:table-cell>
          <table:table-cell table:style-name="Table13.A2" office:value-type="string">
            <text:p text:style-name="P24">Aktivuje první objekt kresby v dokumentu.</text:p>
          </table:table-cell>
        </table:table-row>
        <table:table-row table:style-name="Table13.1">
          <table:table-cell table:style-name="Table13.A2" office:value-type="string">
            <text:p text:style-name="P24">Esc</text:p>
          </table:table-cell>
          <table:table-cell table:style-name="Table13.B2" office:value-type="string">
            <text:p text:style-name="P24">Opust<text:span text:style-name="T16">í</text:span> se režim výběru bodů. Poté se vybere objekt kresby.</text:p>
            <text:p text:style-name="P24">Uprav<text:span text:style-name="T16">í</text:span> se bod grafického objektu (v režimu výběru bodů).</text:p>
          </table:table-cell>
        </table:table-row>
        <table:table-row table:style-name="Table13.1">
          <table:table-cell table:style-name="Table13.A2" office:value-type="string">
            <text:p text:style-name="P24">Jakákoliv textová nebo nebo numerická klávesa</text:p>
          </table:table-cell>
          <table:table-cell table:style-name="Table13.A2" office:value-type="string">
            <text:p text:style-name="P24">Pokud je vybraný grafický objekt, přepne se do režimu úpravy a kurzor se umístí na konec textu v objektu. Vloží se tisknutelný znak.</text:p>
          </table:table-cell>
        </table:table-row>
        <table:table-row table:style-name="Table13.1">
          <table:table-cell table:style-name="Table13.A2" office:value-type="string">
            <text:p text:style-name="P24">Klávesa Alt při vytváření grafických objektů nebo při změně jejich velikosti</text:p>
          </table:table-cell>
          <table:table-cell table:style-name="Table13.B2" office:value-type="string">
            <text:p text:style-name="P24">Umístění středu objektu je pevné.</text:p>
          </table:table-cell>
        </table:table-row>
        <table:table-row table:style-name="Table13.1">
          <table:table-cell table:style-name="Table13.A2" office:value-type="string">
            <text:p text:style-name="P24">Klávesa Shift během vytváření nebo změny velikosti grafického objektu</text:p>
          </table:table-cell>
          <table:table-cell table:style-name="Table13.A2" office:value-type="string">
            <text:p text:style-name="P24">Pevný poměr výšky a šířky objektu.</text:p>
          </table:table-cell>
        </table:table-row>
      </table:table>
      <text:h text:style-name="P39" text:outline-level="1"><text:bookmark-start text:name="__RefHeading__3071_280305268"/>Určení klávesových zkratek<text:bookmark-end text:name="__RefHeading__3071_280305268"/></text:h>
      <text:p text:style-name="P7">Kromě zabudovaných <text:alphabetical-index-mark text:string-value="přiřazení" text:key1="klávesové zkratky"/>klávesových zkratek uvedených v této příloze můžeme definovat i své vlastní zkratky. Více informací se nachází v kapitole 14, Přizpůsobení LibreOffice.</text:p>
      <text:h text:style-name="P39" text:outline-level="1"><text:bookmark-start text:name="__RefHeading__3073_280305268"/>Více informací<text:bookmark-end text:name="__RefHeading__3073_280305268"/></text:h>
      <text:p text:style-name="P9"><text:bookmark-start text:name="__RefHeading__5648_15665686441"/>Více informací o klávesových zkratkách nebo o používání programu LibreOffice pouze pomocí klávesnice se nachází v nápovědě pod hesly „klávesové zkratky“ nebo „zpřístupnění“.<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b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e3e018"/>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íce informací</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Klávesové zkratky pro objekty kres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A Klávesové zkratk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Příloha A Klávesové zkratky</text:title></text:p>
      </style:footer-left>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20:23:23.539252000</meta:creation-date>
    <meta:editing-duration>PT20H24M35S</meta:editing-duration>
    <meta:editing-cycles>57</meta:editing-cycles>
    <meta:generator>LibreOffice/6.4.0.3$Windows_X86_64 LibreOffice_project/b0a288ab3d2d4774cb44b62f04d5d28733ac6df8</meta:generator>
    <dc:title>Příloha A Klávesové zkratky</dc:title>
    <meta:initial-creator>Jean Weber</meta:initial-creator>
    <dc:date>2020-03-10T10:35:20.077000000</dc:date>
    <dc:creator>kees kriek</dc:creator>
    <meta:document-statistic meta:table-count="12" meta:image-count="1" meta:object-count="0" meta:page-count="9" meta:paragraph-count="293" meta:word-count="2276" meta:character-count="13819" meta:non-whitespace-character-count="11839"/>
    <meta:template xlink:type="simple" xlink:actuate="onRequest" xlink:title="LO_6.0_Chapter_Template" xlink:href="../../../../../.config/libreoffice/4/user/template/LO_6.0_Chapter_Template.ott" meta:date="2018-05-18T16:58:07.217000000"/>
  </office:meta>
</office:document-meta>
</file>